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!!!: byte[] fields with commands not implemented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!!!: message classes, indication groups, encoding, compression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Location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 table:number-rows-repeated="6548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us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edPartyBCDNumber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.12.2011</text:date>, <text:time>13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1-12-20T13:46:09.21</dc:date>
    <meta:editing-duration>PT22H17M47S</meta:editing-duration>
    <meta:editing-cycles>267</meta:editing-cycles>
    <meta:generator>OpenOffice.org/3.0$Win32 OpenOffice.org_project/300m9$Build-9358</meta:generator>
    <meta:document-statistic meta:table-count="4" meta:cell-count="453" meta:object-count="0"/>
    <meta:user-defined meta:name="Поле 1"/>
    <meta:user-defined meta:name="Поле 2"/>
    <meta:user-defined meta:name="Поле 3"/>
    <meta:user-defined meta:name="Поле 4"/>
  </office:meta>
</office:document-meta>
</file>